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397cm" style:contextual-spacing="false" fo:text-indent="0cm" style:auto-text-indent="false" fo:padding="0cm" fo:border="none"/>
    </style:style>
    <style:style style:name="P2" style:family="paragraph" style:parent-style-name="Preformatted_20_Text">
      <style:paragraph-properties fo:margin-top="0cm" fo:margin-bottom="0.397cm" style:contextual-spacing="false" fo:padding="0cm" fo:border="none"/>
      <style:text-properties fo:color="#50a14f" loext:opacity="100%"/>
    </style:style>
    <style:style style:name="P3" style:family="paragraph" style:parent-style-name="Preformatted_20_Text">
      <style:paragraph-properties fo:margin-top="0cm" fo:margin-bottom="0.397cm" style:contextual-spacing="false" fo:padding="0cm" fo:border="none"/>
    </style:style>
    <style:style style:name="P4" style:family="paragraph" style:parent-style-name="Preformatted_20_Text" style:list-style-name="L1">
      <style:paragraph-properties fo:margin-top="0cm" fo:margin-bottom="0.397cm" style:contextual-spacing="false" fo:padding="0cm" fo:border="none"/>
    </style:style>
    <style:style style:name="P5" style:family="paragraph" style:parent-style-name="Preformatted_20_Text" style:list-style-name="L1">
      <style:paragraph-properties fo:margin-left="0cm" fo:margin-right="0cm" fo:margin-top="0cm" fo:margin-bottom="0.397cm" style:contextual-spacing="false" fo:text-indent="0cm" style:auto-text-indent="false" fo:padding="0cm" fo:border="none"/>
    </style:style>
    <style:style style:name="P6" style:family="paragraph" style:parent-style-name="Preformatted_20_Text">
      <style:paragraph-properties fo:margin-top="0cm" fo:margin-bottom="0.397cm" style:contextual-spacing="false" fo:padding="0cm" fo:border="none"/>
      <style:text-properties style:font-name="Times New Roman" fo:font-size="14pt" style:font-size-asian="14pt" style:font-size-complex="14pt"/>
    </style:style>
    <style:style style:name="P7" style:family="paragraph" style:parent-style-name="Standard">
      <style:text-properties style:font-name="Times New Roman" fo:font-size="14pt" style:font-size-asian="14pt" style:font-size-complex="14pt"/>
    </style:style>
    <style:style style:name="P8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.397cm" style:contextual-spacing="false" fo:text-indent="0cm" style:auto-text-indent="false"/>
      <style:text-properties style:font-name="Times New Roman" fo:font-size="14pt" style:font-size-asian="14pt" style:font-size-complex="14pt" loext:padding="0cm" loext:border="none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15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T1" style:family="text">
      <style:text-properties loext:padding="0cm" loext:border="none"/>
    </style:style>
    <style:style style:name="T2" style:family="text">
      <style:text-properties fo:color="#50a14f" loext:opacity="100%" loext:padding="0cm" loext:border="none"/>
    </style:style>
    <style:style style:name="T3" style:family="text">
      <style:text-properties fo:color="#50a14f" loext:opacity="100%" style:font-name="Times New Roman" loext:padding="0cm" loext:border="none"/>
    </style:style>
    <style:style style:name="T4" style:family="text">
      <style:text-properties fo:color="#50a14f" loext:opacity="100%" style:font-name="Times New Roman" fo:font-size="14pt" style:font-size-asian="14pt" style:font-size-complex="14pt" loext:padding="0cm" loext:border="none"/>
    </style:style>
    <style:style style:name="T5" style:family="text">
      <style:text-properties fo:color="#c18401" loext:opacity="100%" loext:padding="0cm" loext:border="none"/>
    </style:style>
    <style:style style:name="T6" style:family="text">
      <style:text-properties fo:color="#c18401" loext:opacity="100%" style:font-name="Times New Roman" loext:padding="0cm" loext:border="none"/>
    </style:style>
    <style:style style:name="T7" style:family="text">
      <style:text-properties fo:color="#c18401" loext:opacity="100%" style:font-name="Times New Roman" fo:font-size="14pt" style:font-size-asian="14pt" style:font-size-complex="14pt" loext:padding="0cm" loext:border="none"/>
    </style:style>
    <style:style style:name="T8" style:family="text">
      <style:text-properties fo:color="#0184bb" loext:opacity="100%" loext:padding="0cm" loext:border="none"/>
    </style:style>
    <style:style style:name="T9" style:family="text">
      <style:text-properties fo:color="#0184bb" loext:opacity="100%" style:font-name="Times New Roman" loext:padding="0cm" loext:border="none"/>
    </style:style>
    <style:style style:name="T10" style:family="text">
      <style:text-properties fo:color="#0184bb" loext:opacity="100%" style:font-name="Times New Roman" fo:font-size="14pt" style:font-size-asian="14pt" style:font-size-complex="14pt" loext:padding="0cm" loext:border="none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loext:padding="0cm" loext:border="none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4pt" style:font-size-asian="14pt" style:font-size-complex="14pt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trong_20_Emphasis"><text:span text:style-name="T13">Задача 3: Простая проверка лицензии</text:span></text:span></text:p>
      <text:p text:style-name="P13">Python</text:p>
      <text:p text:style-name="P1"><text:span text:style-name="Source_20_Text"><text:span text:style-name="T14">import os <text:s/># Импортирует модуль os для работы с операционной системой.</text:span></text:span></text:p>
      <text:p text:style-name="P6"/>
      <text:p text:style-name="P1"><text:span text:style-name="Source_20_Text"><text:span text:style-name="T14">def check_license():</text:span></text:span></text:p>
      <text:p text:style-name="P1"><text:span text:style-name="Source_20_Text"><text:span text:style-name="T14"><text:s text:c="4"/></text:span></text:span><text:span text:style-name="Source_20_Text"><text:span text:style-name="T4">"""</text:span></text:span></text:p>
      <text:p text:style-name="P3"><text:span text:style-name="Source_20_Text"><text:span text:style-name="T4"><text:s text:c="4"/>Функция проверяет наличие и корректность файла лицензии.</text:span></text:span></text:p>
      <text:p text:style-name="P3"><text:span text:style-name="Source_20_Text"><text:span text:style-name="T4"><text:s text:c="4"/>Возвращает True, если лицензия действительна, и False в противном случае.</text:span></text:span></text:p>
      <text:p text:style-name="P2"><text:span text:style-name="Source_20_Text"><text:span text:style-name="T14"><text:s text:c="4"/>"""</text:span></text:span></text:p>
      <text:p text:style-name="P1"><text:span text:style-name="Source_20_Text"><text:span text:style-name="T14"><text:s text:c="4"/>if not os.path.exists(</text:span></text:span><text:span text:style-name="Source_20_Text"><text:span text:style-name="T4">"license.key"</text:span></text:span><text:span text:style-name="Source_20_Text"><text:span text:style-name="T14">): <text:s/># Проверяет, существует ли файл с именем "license.key" в текущей директории.</text:span></text:span></text:p>
      <text:p text:style-name="P1"><text:span text:style-name="Source_20_Text"><text:span text:style-name="T14"><text:s text:c="8"/></text:span></text:span><text:span text:style-name="Source_20_Text"><text:span text:style-name="T7">print</text:span></text:span><text:span text:style-name="Source_20_Text"><text:span text:style-name="T14">(</text:span></text:span><text:span text:style-name="Source_20_Text"><text:span text:style-name="T4">"Файл лицензии не найден!"</text:span></text:span><text:span text:style-name="Source_20_Text"><text:span text:style-name="T14">) <text:s/># Выводит сообщение об ошибке, если файл не найден.</text:span></text:span></text:p>
      <text:p text:style-name="P1"><text:span text:style-name="Source_20_Text"><text:span text:style-name="T14"><text:s text:c="8"/>return </text:span></text:span><text:span text:style-name="Source_20_Text"><text:span text:style-name="T10">False</text:span></text:span><text:span text:style-name="Source_20_Text"><text:span text:style-name="T14"> <text:s/># Возвращает False, указывая на отсутствие лицензии.</text:span></text:span></text:p>
      <text:p text:style-name="P6"/>
      <text:p text:style-name="P1"><text:span text:style-name="Source_20_Text"><text:span text:style-name="T14"><text:s text:c="4"/>with </text:span></text:span><text:span text:style-name="Source_20_Text"><text:span text:style-name="T7">open</text:span></text:span><text:span text:style-name="Source_20_Text"><text:span text:style-name="T14">(</text:span></text:span><text:span text:style-name="Source_20_Text"><text:span text:style-name="T4">"license.key"</text:span></text:span><text:span text:style-name="Source_20_Text"><text:span text:style-name="T14">) as f: <text:s/># Открывает файл "license.key" для чтения в режиме "with", что гарантирует его автоматическое закрытие после завершения работы.</text:span></text:span></text:p>
      <text:p text:style-name="P1"><text:span text:style-name="Source_20_Text"><text:span text:style-name="T14"><text:s text:c="8"/>key = f.read().strip() <text:s/># Читает содержимое файла, удаляет начальные и конечные пробельные символы (включая переносы строк) и сохраняет результат в переменной key.</text:span></text:span></text:p>
      <text:p text:style-name="P1"><text:span text:style-name="Source_20_Text"><text:span text:style-name="T14"><text:s text:c="8"/>return key == </text:span></text:span><text:span text:style-name="Source_20_Text"><text:span text:style-name="T4">"ABCD-1234-EFGH"</text:span></text:span><text:span text:style-name="Source_20_Text"><text:span text:style-name="T14"> <text:s/># Сравнивает содержимое файла лицензии со строкой "ABCD-1234-EFGH". Возвращает True, если они совпадают (лицензия действительна), и False в противном случае.</text:span></text:span></text:p>
      <text:p text:style-name="P6"/>
      <text:p text:style-name="P1"><text:span text:style-name="Source_20_Text"><text:span text:style-name="T14">def main():</text:span></text:span></text:p>
      <text:p text:style-name="P1"><text:span text:style-name="Source_20_Text"><text:span text:style-name="T14"><text:s text:c="4"/></text:span></text:span><text:span text:style-name="Source_20_Text"><text:span text:style-name="T4">"""</text:span></text:span></text:p>
      <text:p text:style-name="P3"><text:span text:style-name="Source_20_Text"><text:span text:style-name="T4"><text:s text:c="4"/>Основная функция программы.</text:span></text:span></text:p>
      <text:p text:style-name="P3"><text:span text:style-name="Source_20_Text"><text:span text:style-name="T4"><text:s text:c="4"/>Проверяет лицензию и, если она действительна, выполняет основной код.</text:span></text:span></text:p>
      <text:p text:style-name="P2"><text:span text:style-name="Source_20_Text"><text:span text:style-name="T14"><text:s text:c="4"/>"""</text:span></text:span></text:p>
      <text:p text:style-name="P1"><text:soft-page-break/><text:span text:style-name="Source_20_Text"><text:span text:style-name="T14"><text:s text:c="4"/>if not check_license(): <text:s/># Вызывает функцию check_license() для проверки лицензии.</text:span></text:span></text:p>
      <text:p text:style-name="P1"><text:span text:style-name="Source_20_Text"><text:span text:style-name="T14"><text:s text:c="8"/></text:span></text:span><text:span text:style-name="Source_20_Text"><text:span text:style-name="T7">print</text:span></text:span><text:span text:style-name="Source_20_Text"><text:span text:style-name="T14">(</text:span></text:span><text:span text:style-name="Source_20_Text"><text:span text:style-name="T4">"Программа заблокирована!"</text:span></text:span><text:span text:style-name="Source_20_Text"><text:span text:style-name="T14">) <text:s/># Выводит сообщение о блокировке программы, если лицензия недействительна.</text:span></text:span></text:p>
      <text:p text:style-name="P1"><text:span text:style-name="Source_20_Text"><text:span text:style-name="T14"><text:s text:c="8"/>return <text:s/># Завершает выполнение программы.</text:span></text:span></text:p>
      <text:p text:style-name="P6"/>
      <text:p text:style-name="P1"><text:span text:style-name="Source_20_Text"><text:span text:style-name="T14"><text:s text:c="4"/></text:span></text:span><text:span text:style-name="Source_20_Text"><text:span text:style-name="T7">print</text:span></text:span><text:span text:style-name="Source_20_Text"><text:span text:style-name="T14">(</text:span></text:span><text:span text:style-name="Source_20_Text"><text:span text:style-name="T4">"Программа запущена!"</text:span></text:span><text:span text:style-name="Source_20_Text"><text:span text:style-name="T14">) <text:s/># Выводит сообщение об успешном запуске, если лицензия действительна.</text:span></text:span></text:p>
      <text:p text:style-name="P1"><text:span text:style-name="Source_20_Text"><text:span text:style-name="T14"><text:s text:c="4"/># Основной код <text:s/># Здесь должен быть основной код вашей программы.</text:span></text:span></text:p>
      <text:p text:style-name="P6"/>
      <text:p text:style-name="P1"><text:span text:style-name="Source_20_Text"><text:span text:style-name="T14">if __name__ == </text:span></text:span><text:span text:style-name="Source_20_Text"><text:span text:style-name="T4">"__main__"</text:span></text:span><text:span text:style-name="Source_20_Text"><text:span text:style-name="T14">: <text:s/># Проверяет, является ли этот скрипт основным выполняемым файлом.</text:span></text:span></text:p>
      <text:p text:style-name="P1"><text:span text:style-name="Source_20_Text"><text:span text:style-name="T14"><text:s text:c="4"/>main() <text:s/># Вызывает функцию main() для запуска программы.</text:span></text:span></text:p>
      <text:p text:style-name="P8"><text:span text:style-name="Strong_20_Emphasis"><text:span text:style-name="T13">Тестирование программы:</text:span></text:span></text:p>
      <text:list text:style-name="L1">
        <text:list-item>
          <text:p text:style-name="P10"><text:span text:style-name="Strong_20_Emphasis"><text:span text:style-name="T13">Нет файла лицензии:</text:span></text:span></text:p>
          <text:list>
            <text:list-item>
              <text:p text:style-name="P9"><text:span text:style-name="Strong_20_Emphasis"><text:span text:style-name="T13">Действия:</text:span></text:span><text:span text:style-name="T13"> Запустите </text:span><text:span text:style-name="Source_20_Text"><text:span text:style-name="T14">python your_script_name.py</text:span></text:span><text:span text:style-name="T13"> (замените </text:span><text:span text:style-name="Source_20_Text"><text:span text:style-name="T14">your_script_name.py</text:span></text:span><text:span text:style-name="T13"> на имя вашего файла). Убедитесь, что файла </text:span><text:span text:style-name="Source_20_Text"><text:span text:style-name="T14">license.key</text:span></text:span><text:span text:style-name="T13"> не существует в той же директории.</text:span></text:p>
            </text:list-item>
            <text:list-item>
              <text:p text:style-name="P10"><text:span text:style-name="Strong_20_Emphasis"><text:span text:style-name="T13">Ожидаемый результат:</text:span></text:span></text:p>
              <text:p text:style-name="P5"><text:span text:style-name="Source_20_Text"><text:span text:style-name="T14">Файл лицензии не найден!</text:span></text:span></text:p>
              <text:p text:style-name="P4"><text:span text:style-name="Source_20_Text"><text:span text:style-name="T14">Программа заблокирована!</text:span></text:span></text:p>
            </text:list-item>
          </text:list>
        </text:list-item>
        <text:list-item>
          <text:p text:style-name="P10"><text:span text:style-name="Strong_20_Emphasis"><text:span text:style-name="T13">Есть файл лицензии (правильная лицензия):</text:span></text:span></text:p>
          <text:list>
            <text:list-item>
              <text:p text:style-name="P9"><text:span text:style-name="Strong_20_Emphasis"><text:span text:style-name="T13">Действия:</text:span></text:span><text:span text:style-name="T13"> Создайте файл </text:span><text:span text:style-name="Source_20_Text"><text:span text:style-name="T14">license.key</text:span></text:span><text:span text:style-name="T13"> в той же директории, содержащий строку </text:span><text:span text:style-name="Source_20_Text"><text:span text:style-name="T14">ABCD-1234-EFGH</text:span></text:span><text:span text:style-name="T13">. Запустите скрипт.</text:span></text:p>
            </text:list-item>
            <text:list-item>
              <text:p text:style-name="P10"><text:span text:style-name="Strong_20_Emphasis"><text:span text:style-name="T13">Ожидаемый результат:</text:span></text:span></text:p>
              <text:p text:style-name="P5"><text:span text:style-name="Source_20_Text"><text:span text:style-name="T14">Программа запущена!</text:span></text:span></text:p>
            </text:list-item>
          </text:list>
        </text:list-item>
        <text:list-item>
          <text:p text:style-name="P10"><text:span text:style-name="Strong_20_Emphasis"><text:span text:style-name="T13">Лицензия не соответствует:</text:span></text:span></text:p>
          <text:list>
            <text:list-item>
              <text:p text:style-name="P9"><text:span text:style-name="Strong_20_Emphasis"><text:span text:style-name="T13">Действия:</text:span></text:span><text:span text:style-name="T13"> Создайте файл </text:span><text:span text:style-name="Source_20_Text"><text:span text:style-name="T14">license.key</text:span></text:span><text:span text:style-name="T13"> в той же директории, содержащий </text:span><text:span text:style-name="Emphasis"><text:span text:style-name="T13">неправильную</text:span></text:span><text:span text:style-name="T13"> лицензию (например, </text:span><text:span text:style-name="Source_20_Text"><text:span text:style-name="T14">INVALID-LICENSE</text:span></text:span><text:span text:style-name="T13">). Запустите скрипт.</text:span></text:p>
            </text:list-item>
            <text:list-item>
              <text:p text:style-name="P10"><text:span text:style-name="Strong_20_Emphasis"><text:span text:style-name="T13">Ожидаемый результат:</text:span></text:span></text:p>
              <text:p text:style-name="P5"><text:soft-page-break/><text:span text:style-name="Source_20_Text"><text:span text:style-name="T14">Программа заблокирована!</text:span></text:span></text:p>
            </text:list-item>
          </text:list>
        </text:list-item>
      </text:list>
      <text:p text:style-name="P8"><text:span text:style-name="Strong_20_Emphasis"><text:span text:style-name="T13">Задача 4: Ответы на вопросы</text:span></text:span></text:p>
      <text:list text:style-name="L2">
        <text:list-item>
          <text:p text:style-name="P12"><text:span text:style-name="Strong_20_Emphasis"><text:span text:style-name="T13">Каковы основные цели защиты программного обеспечения от исследования?</text:span></text:span></text:p>
          <text:list>
            <text:list-item>
              <text:p text:style-name="P14">Защита интеллектуальной собственности: Предотвращение копирования, распространения и использования кода без разрешения.</text:p>
            </text:list-item>
            <text:list-item>
              <text:p text:style-name="P14">Предотвращение взлома и несанкционированного доступа: Защита от эксплуатации уязвимостей и получения доступа к конфиденциальным данным или функциональности.</text:p>
            </text:list-item>
            <text:list-item>
              <text:p text:style-name="P14">Защита от модификации: Предотвращение изменения кода злоумышленниками для внедрения вредоносного функционала или обхода лицензионных ограничений.</text:p>
            </text:list-item>
            <text:list-item>
              <text:p text:style-name="P14">Защита репутации: Предотвращение распространения модифицированных версий программного обеспечения, которые могут нанести ущерб репутации компании.</text:p>
            </text:list-item>
            <text:list-item>
              <text:p text:style-name="P14">Защита доходов: Предотвращение обхода лицензий и использования пиратских копий программного обеспечения.</text:p>
            </text:list-item>
          </text:list>
        </text:list-item>
        <text:list-item>
          <text:p text:style-name="P12"><text:span text:style-name="Strong_20_Emphasis"><text:span text:style-name="T13">Почему защита программного обеспечения важна для бизнеса?</text:span></text:span></text:p>
          <text:list>
            <text:list-item>
              <text:p text:style-name="P14">Конкурентное преимущество: Защита уникальных алгоритмов и технологий, разработанных компанией.</text:p>
            </text:list-item>
            <text:list-item>
              <text:p text:style-name="P14">Финансовая стабильность: Предотвращение потери доходов из-за пиратства и несанкционированного использования.</text:p>
            </text:list-item>
            <text:list-item>
              <text:p text:style-name="P14">Сохранение репутации: Защита от распространения вредоносного ПО, замаскированного под легитимное.</text:p>
            </text:list-item>
            <text:list-item>
              <text:p text:style-name="P14">Соответствие нормативным требованиям: Защита конфиденциальных данных пользователей в соответствии с законодательством (например, GDPR, CCPA).</text:p>
            </text:list-item>
            <text:list-item>
              <text:p text:style-name="P14">Доверие клиентов: Уверенность клиентов в безопасности и надежности используемого программного обеспечения.</text:p>
            </text:list-item>
          </text:list>
        </text:list-item>
        <text:list-item>
          <text:p text:style-name="P12"><text:span text:style-name="Strong_20_Emphasis"><text:span text:style-name="T13">Какие риски могут возникнуть при отсутствии защиты программ?</text:span></text:span></text:p>
          <text:list>
            <text:list-item>
              <text:p text:style-name="P14">Пиратство и несанкционированное распространение.</text:p>
            </text:list-item>
            <text:list-item>
              <text:p text:style-name="P14">Взлом и внедрение вредоносного кода.</text:p>
            </text:list-item>
            <text:list-item>
              <text:p text:style-name="P14">Кража интеллектуальной собственности.</text:p>
            </text:list-item>
            <text:list-item>
              <text:p text:style-name="P14">Утечка конфиденциальных данных.</text:p>
            </text:list-item>
            <text:list-item>
              <text:p text:style-name="P14">Репутационный ущерб.</text:p>
            </text:list-item>
            <text:list-item>
              <text:p text:style-name="P14">Финансовые потери.</text:p>
            </text:list-item>
            <text:list-item>
              <text:p text:style-name="P14"><text:soft-page-break/>Нарушение нормативных требований.</text:p>
            </text:list-item>
            <text:list-item>
              <text:p text:style-name="P14">Потеря конкурентного преимущества.</text:p>
            </text:list-item>
          </text:list>
        </text:list-item>
        <text:list-item>
          <text:p text:style-name="P12"><text:span text:style-name="Strong_20_Emphasis"><text:span text:style-name="T13">Что такое реверс-инжиниринг и как он может угрожать безопасности программ?</text:span></text:span></text:p>
          <text:list>
            <text:list-item>
              <text:p text:style-name="P14">Реверс-инжиниринг — это процесс анализа программного обеспечения для понимания его структуры, функциональности и принципов работы. Он может включать в себя декомпиляцию, дизассемблирование и анализ трафика.</text:p>
            </text:list-item>
            <text:list-item>
              <text:p text:style-name="P14">Угрозы безопасности:</text:p>
              <text:list>
                <text:list-item>
                  <text:p text:style-name="P14">Выявление уязвимостей: Злоумышленники могут обнаружить уязвимости в коде и использовать их для атак.</text:p>
                </text:list-item>
                <text:list-item>
                  <text:p text:style-name="P14">Обход защиты: Реверс-инжиниринг позволяет обойти механизмы защиты, такие как лицензирование и проверка подлинности.</text:p>
                </text:list-item>
                <text:list-item>
                  <text:p text:style-name="P14">Кража интеллектуальной собственности: Злоумышленники могут понять алгоритмы и методы, используемые в программе, и использовать их в своих целях.</text:p>
                </text:list-item>
                <text:list-item>
                  <text:p text:style-name="P14">Создание вредоносного ПО: Реверс-инжиниринг может быть использован для создания вредоносного ПО, которое имитирует или использует функциональность оригинальной программы.</text:p>
                </text:list-item>
              </text:list>
            </text:list-item>
          </text:list>
        </text:list-item>
        <text:list-item>
          <text:p text:style-name="P12"><text:span text:style-name="Strong_20_Emphasis"><text:span text:style-name="T13">Какие основные методы реверс-инжиниринга существуют?</text:span></text:span></text:p>
          <text:list>
            <text:list-item>
              <text:p text:style-name="P11"><text:span text:style-name="Strong_20_Emphasis"><text:span text:style-name="T13">Декомпиляция:</text:span></text:span><text:span text:style-name="T13"> Преобразование машинного кода или байт-кода в более читаемый исходный код (например, Java, C#, Python).</text:span></text:p>
            </text:list-item>
            <text:list-item>
              <text:p text:style-name="P11"><text:span text:style-name="Strong_20_Emphasis"><text:span text:style-name="T13">Дизассемблирование:</text:span></text:span><text:span text:style-name="T13"> Преобразование машинного кода в ассемблерный код, который легче анализировать, чем машинный код, но сложнее, чем исходный код.</text:span></text:p>
            </text:list-item>
            <text:list-item>
              <text:p text:style-name="P11"><text:span text:style-name="Strong_20_Emphasis"><text:span text:style-name="T13">Статический анализ:</text:span></text:span><text:span text:style-name="T13"> Анализ кода без его выполнения, для выявления структуры, зависимостей и потенциальных уязвимостей.</text:span></text:p>
            </text:list-item>
            <text:list-item>
              <text:p text:style-name="P11"><text:span text:style-name="Strong_20_Emphasis"><text:span text:style-name="T13">Динамический анализ:</text:span></text:span><text:span text:style-name="T13"> Анализ кода во время его выполнения, для отслеживания поведения программы, потока управления и использования ресурсов.</text:span></text:p>
            </text:list-item>
            <text:list-item>
              <text:p text:style-name="P11"><text:span text:style-name="Strong_20_Emphasis"><text:span text:style-name="T13">Анализ трафика:</text:span></text:span><text:span text:style-name="T13"> Перехват и анализ сетевого трафика, генерируемого программой, для понимания протоколов и обмена данными.</text:span></text:p>
            </text:list-item>
            <text:list-item>
              <text:p text:style-name="P11"><text:span text:style-name="Strong_20_Emphasis"><text:span text:style-name="T13">Отладка (Debugging):</text:span></text:span><text:span text:style-name="T13"> Использование отладчика для пошагового выполнения кода и анализа его поведения.</text:span></text:p>
            </text:list-item>
          </text:list>
        </text:list-item>
        <text:list-item>
          <text:p text:style-name="P12"><text:soft-page-break/><text:span text:style-name="Strong_20_Emphasis"><text:span text:style-name="T13">Какие уязвимости могут быть выявлены в недостаточно защищенных программах?</text:span></text:span></text:p>
          <text:list>
            <text:list-item>
              <text:p text:style-name="P14">Переполнение буфера (Buffer Overflow).</text:p>
            </text:list-item>
            <text:list-item>
              <text:p text:style-name="P14">SQL-инъекции.</text:p>
            </text:list-item>
            <text:list-item>
              <text:p text:style-name="P14">Межсайтовый скриптинг (XSS).</text:p>
            </text:list-item>
            <text:list-item>
              <text:p text:style-name="P14">Межсайтовая подделка запросов (CSRF).</text:p>
            </text:list-item>
            <text:list-item>
              <text:p text:style-name="P14">Уязвимости, связанные с небезопасной десериализацией.</text:p>
            </text:list-item>
            <text:list-item>
              <text:p text:style-name="P14">Уязвимости в сторонних библиотеках (например, использование устаревших версий с известными проблемами).</text:p>
            </text:list-item>
            <text:list-item>
              <text:p text:style-name="P14">Неправильная аутентификация и авторизация.</text:p>
            </text:list-item>
            <text:list-item>
              <text:p text:style-name="P14">Недостаточная защита конфиденциальных данных.</text:p>
            </text:list-item>
            <text:list-item>
              <text:p text:style-name="P14">Уязвимости, связанные с использованием криптографии (например, слабые алгоритмы шифрования, неправильное управление ключами).</text:p>
            </text:list-item>
          </text:list>
        </text:list-item>
        <text:list-item>
          <text:p text:style-name="P12"><text:span text:style-name="Strong_20_Emphasis"><text:span text:style-name="T13">Какие методы защиты программного обеспечения наиболее распространены?</text:span></text:span></text:p>
          <text:list>
            <text:list-item>
              <text:p text:style-name="P14">Шифрование кода и данных.</text:p>
            </text:list-item>
            <text:list-item>
              <text:p text:style-name="P14">Обфускация кода.</text:p>
            </text:list-item>
            <text:list-item>
              <text:p text:style-name="P14">Водяные знаки (Watermarking).</text:p>
            </text:list-item>
            <text:list-item>
              <text:p text:style-name="P14">Лицензирование и активация.</text:p>
            </text:list-item>
            <text:list-item>
              <text:p text:style-name="P14">Защита от отладки и анализа.</text:p>
            </text:list-item>
            <text:list-item>
              <text:p text:style-name="P14">Контроль целостности кода.</text:p>
            </text:list-item>
            <text:list-item>
              <text:p text:style-name="P14">Виртуализация и контейнеризация.</text:p>
            </text:list-item>
            <text:list-item>
              <text:p text:style-name="P14">Использование аппаратных средств защиты (например, TPM, HSM).</text:p>
            </text:list-item>
          </text:list>
        </text:list-item>
        <text:list-item>
          <text:p text:style-name="P12"><text:span text:style-name="Strong_20_Emphasis"><text:span text:style-name="T13">Как работает шифрование данных, и какие есть его основные виды?</text:span></text:span></text:p>
          <text:list>
            <text:list-item>
              <text:p text:style-name="P15">Шифрование — это процесс преобразования данных в нечитаемый формат (шифротекст) с использованием алгоритма шифрования и ключа. Расшифрование — это обратный процесс, который восстанавливает исходные данные (открытый текст) с использованием того же алгоритма и ключа (или другого ключа в случае асимметричного шифрования).</text:p>
            </text:list-item>
            <text:list-item>
              <text:p text:style-name="P15">Основные виды шифрования:</text:p>
              <text:list>
                <text:list-item>
                  <text:p text:style-name="P11"><text:span text:style-name="Strong_20_Emphasis"><text:span text:style-name="T13">Симметричное шифрование:</text:span></text:span><text:span text:style-name="T13"> Использует один и тот же ключ для шифрования и расшифрования (например, AES, DES). Быстрое и эффективное, но требует безопасного обмена ключами.</text:span></text:p>
                </text:list-item>
                <text:list-item>
                  <text:p text:style-name="P11"><text:soft-page-break/><text:span text:style-name="Strong_20_Emphasis"><text:span text:style-name="T13">Асимметричное шифрование:</text:span></text:span><text:span text:style-name="T13"> Использует пару ключей: открытый ключ для шифрования и закрытый ключ для расшифрования (например, RSA, ECC). Обеспечивает безопасный обмен ключами, но медленнее симметричного шифрования.</text:span></text:p>
                </text:list-item>
                <text:list-item>
                  <text:p text:style-name="P11"><text:span text:style-name="Strong_20_Emphasis"><text:span text:style-name="T13">Хеширование:</text:span></text:span><text:span text:style-name="T13"> Односторонняя функция, которая преобразует данные в хеш-значение фиксированной длины. Необратимо и используется для проверки целостности данных (например, SHA-256, MD5). (Хеширование, строго говоря, не шифрование, но часто используется в связке с криптографическими методами).</text:span></text:p>
                </text:list-item>
              </text:list>
            </text:list-item>
          </text:list>
        </text:list-item>
        <text:list-item>
          <text:p text:style-name="P12"><text:span text:style-name="Strong_20_Emphasis"><text:span text:style-name="T13">Что такое обфускация кода и как она помогает защитить программы?</text:span></text:span></text:p>
          <text:list>
            <text:list-item>
              <text:p text:style-name="P14">Обфускация кода — это процесс преобразования исходного кода в форму, которая сложна для понимания и анализа, но при этом сохраняет функциональность программы.</text:p>
            </text:list-item>
            <text:list-item>
              <text:p text:style-name="P14">Как помогает:</text:p>
              <text:list>
                <text:list-item>
                  <text:p text:style-name="P14">Затрудняет реверс-инжиниринг.</text:p>
                </text:list-item>
                <text:list-item>
                  <text:p text:style-name="P14">Защищает от кражи интеллектуальной собственности.</text:p>
                </text:list-item>
                <text:list-item>
                  <text:p text:style-name="P14">Скрывает логику работы программы.</text:p>
                </text:list-item>
                <text:list-item>
                  <text:p text:style-name="P14">Увеличивает время и стоимость анализа кода злоумышленниками.</text:p>
                </text:list-item>
              </text:list>
            </text:list-item>
          </text:list>
        </text:list-item>
        <text:list-item>
          <text:p text:style-name="P12"><text:span text:style-name="Strong_20_Emphasis"><text:span text:style-name="T13">Какие инструменты можно использовать для обфускации кода?</text:span></text:span></text:p>
          <text:list>
            <text:list-item>
              <text:p text:style-name="P11"><text:span text:style-name="Strong_20_Emphasis"><text:span text:style-name="T13">PyArmor (Python):</text:span></text:span><text:span text:style-name="T13"> Коммерческий инструмент с различными уровнями защиты.</text:span></text:p>
            </text:list-item>
            <text:list-item>
              <text:p text:style-name="P11"><text:span text:style-name="Strong_20_Emphasis"><text:span text:style-name="T13">Oxyry Python Obfuscator (Python):</text:span></text:span><text:span text:style-name="T13"> Бесплатный онлайн-обфускатор.</text:span></text:p>
            </text:list-item>
            <text:list-item>
              <text:p text:style-name="P11"><text:span text:style-name="Strong_20_Emphasis"><text:span text:style-name="T13">ProGuard (Java, Android):</text:span></text:span><text:span text:style-name="T13"> Бесплатный инструмент, включенный в Android SDK.</text:span></text:p>
            </text:list-item>
            <text:list-item>
              <text:p text:style-name="P11"><text:span text:style-name="Strong_20_Emphasis"><text:span text:style-name="T13">Dotfuscator ( .NET):</text:span></text:span><text:span text:style-name="T13"> Коммерческий инструмент от PreEmptive Solutions.</text:span></text:p>
            </text:list-item>
            <text:list-item>
              <text:p text:style-name="P11"><text:span text:style-name="Strong_20_Emphasis"><text:span text:style-name="T13">YGuard (Java):</text:span></text:span><text:span text:style-name="T13"> Бесплатный инструмент.</text:span></text:p>
            </text:list-item>
          </text:list>
        </text:list-item>
        <text:list-item>
          <text:p text:style-name="P12"><text:span text:style-name="Strong_20_Emphasis"><text:span text:style-name="T13">Как можно использовать лицензирование для защиты программного обеспечения?</text:span></text:span></text:p>
          <text:list>
            <text:list-item>
              <text:p text:style-name="P14">Ограничение использования: Лицензии определяют условия, на которых пользователи могут использовать программное обеспечение (например, количество пользователей, срок действия, функциональность).</text:p>
            </text:list-item>
            <text:list-item>
              <text:p text:style-name="P14"><text:soft-page-break/>Защита от несанкционированного копирования: Лицензии требуют активации продукта и ограничивают количество установок.</text:p>
            </text:list-item>
            <text:list-item>
              <text:p text:style-name="P14">Контроль распространения: Лицензии запрещают распространение программного обеспечения без разрешения.</text:p>
            </text:list-item>
            <text:list-item>
              <text:p text:style-name="P14">Предотвращение обхода лицензий: Технические меры защиты, такие как проверка подлинности и защита от взлома, используются для предотвращения обхода лицензионных ограничений.</text:p>
            </text:list-item>
          </text:list>
        </text:list-item>
        <text:list-item>
          <text:p text:style-name="P12"><text:span text:style-name="Strong_20_Emphasis"><text:span text:style-name="T13">Какие типы лицензий наиболее эффективны для защиты программ?</text:span></text:span></text:p>
          <text:list>
            <text:list-item>
              <text:p text:style-name="P11"><text:span text:style-name="Strong_20_Emphasis"><text:span text:style-name="T13">Проприетарные лицензии (коммерческие):</text:span></text:span><text:span text:style-name="T13"> Предоставляют пользователю ограниченные права на использование программного обеспечения и запрещают его модификацию и распространение.</text:span></text:p>
            </text:list-item>
            <text:list-item>
              <text:p text:style-name="P11"><text:span text:style-name="Strong_20_Emphasis"><text:span text:style-name="T13">Лицензии с открытым исходным кодом (Open Source):</text:span></text:span><text:span text:style-name="T13"> Предоставляют пользователю широкие права на использование, модификацию и распространение программного обеспечения, но могут требовать сохранения авторских прав и условий лицензии. (Не всегда эффективны для защиты от </text:span><text:span text:style-name="Emphasis"><text:span text:style-name="T13">коммерческого</text:span></text:span><text:span text:style-name="T13"> использования, если не содержат пунктов, защищающих от этого).</text:span></text:p>
            </text:list-item>
            <text:list-item>
              <text:p text:style-name="P11"><text:span text:style-name="Strong_20_Emphasis"><text:span text:style-name="T13">Copyleft-лицензии (например, GPL):</text:span></text:span><text:span text:style-name="T13"> Требуют, чтобы производные работы также распространялись под той же лицензией.</text:span></text:p>
            </text:list-item>
            <text:list-item>
              <text:p text:style-name="P11"><text:span text:style-name="Strong_20_Emphasis"><text:span text:style-name="T13">Permissive-лицензии (например, MIT, BSD):</text:span></text:span><text:span text:style-name="T13"> Предоставляют большую свободу в использовании и распространении программного обеспечения.</text:span></text:p>
            </text:list-item>
          </text:list>
        </text:list-item>
        <text:list-item>
          <text:p text:style-name="P12"><text:span text:style-name="Strong_20_Emphasis"><text:span text:style-name="T13">Как тестировать защитные механизмы программы на уязвимости?</text:span></text:span></text:p>
          <text:list>
            <text:list-item>
              <text:p text:style-name="P11"><text:span text:style-name="Strong_20_Emphasis"><text:span text:style-name="T13">Тестирование на проникновение (Penetration testing):</text:span></text:span><text:span text:style-name="T13"> Моделирование реальных атак для выявления уязвимостей в системе безопасности.</text:span></text:p>
            </text:list-item>
            <text:list-item>
              <text:p text:style-name="P11"><text:span text:style-name="Strong_20_Emphasis"><text:span text:style-name="T13">Анализ кода:</text:span></text:span><text:span text:style-name="T13"> Статический и динамический анализ кода для выявления уязвимостей.</text:span></text:p>
            </text:list-item>
            <text:list-item>
              <text:p text:style-name="P11"><text:span text:style-name="Strong_20_Emphasis"><text:span text:style-name="T13">Фаззинг (Fuzzing):</text:span></text:span><text:span text:style-name="T13"> Автоматизированное тестирование путем подачи случайных или некорректных входных данных для выявления ошибок и уязвимостей.</text:span></text:p>
            </text:list-item>
            <text:list-item>
              <text:p text:style-name="P11"><text:span text:style-name="Strong_20_Emphasis"><text:span text:style-name="T13">Аудит безопасности:</text:span></text:span><text:span text:style-name="T13"> Независимая оценка безопасности программы экспертами.</text:span></text:p>
            </text:list-item>
            <text:list-item>
              <text:p text:style-name="P11"><text:span text:style-name="Strong_20_Emphasis"><text:span text:style-name="T13">Использование инструментов автоматизированного анализа безопасности (SAST, DAST).</text:span></text:span></text:p>
            </text:list-item>
          </text:list>
        </text:list-item>
        <text:list-item>
          <text:p text:style-name="P12"><text:soft-page-break/><text:span text:style-name="Strong_20_Emphasis"><text:span text:style-name="T13">В чем заключается важность проведения регулярных аудитов безопасности программ?</text:span></text:span></text:p>
          <text:list>
            <text:list-item>
              <text:p text:style-name="P14">Выявление новых уязвимостей: Регулярные аудиты помогают выявлять уязвимости, которые могли быть пропущены во время разработки или возникли в результате изменений в коде или инфраструктуре.</text:p>
            </text:list-item>
            <text:list-item>
              <text:p text:style-name="P14">Оценка эффективности мер защиты: Аудиты позволяют оценить, насколько эффективно текущие меры защиты предотвращают атаки.</text:p>
            </text:list-item>
            <text:list-item>
              <text:p text:style-name="P14">Соответствие нормативным требованиям: Аудиты помогают убедиться, что программа соответствует нормативным требованиям и стандартам безопасности.</text:p>
            </text:list-item>
            <text:list-item>
              <text:p text:style-name="P14">Улучшение безопасности: Аудиты предоставляют рекомендации по улучшению безопасности программы и снижению рисков.</text:p>
            </text:list-item>
          </text:list>
        </text:list-item>
        <text:list-item>
          <text:p text:style-name="P12"><text:span text:style-name="Strong_20_Emphasis"><text:span text:style-name="T13">Как автоматизированное тестирование может помочь в оценке защиты программ?</text:span></text:span></text:p>
          <text:list>
            <text:list-item>
              <text:p text:style-name="P14">Быстрое выявление уязвимостей: Автоматизированные тесты могут быстро сканировать код на наличие известных уязвимостей.</text:p>
            </text:list-item>
            <text:list-item>
              <text:p text:style-name="P14">Масштабируемость: Автоматизированные тесты могут быть легко масштабированы для тестирования больших объемов кода.</text:p>
            </text:list-item>
            <text:list-item>
              <text:p text:style-name="P14">Повторяемость: Автоматизированные тесты могут быть повторены многократно для обеспечения последовательности и надежности результатов.</text:p>
            </text:list-item>
            <text:list-item>
              <text:p text:style-name="P14">Интеграция в процесс разработки: Автоматизированные тесты могут быть интегрированы в процесс разработки для раннего выявления уязвимостей (DevSecOps).</text:p>
            </text:list-item>
          </text:list>
        </text:list-item>
        <text:list-item>
          <text:p text:style-name="P12"><text:span text:style-name="Strong_20_Emphasis"><text:span text:style-name="T13">Можете ли привести примеры успешных практик защиты программного обеспечения?</text:span></text:span></text:p>
          <text:list>
            <text:list-item>
              <text:p text:style-name="P11"><text:span text:style-name="Strong_20_Emphasis"><text:span text:style-name="T13">Использование многофакторной аутентификации (MFA):</text:span></text:span><text:span text:style-name="T13"> Усиление защиты учетных записей пользователей.</text:span></text:p>
            </text:list-item>
            <text:list-item>
              <text:p text:style-name="P11"><text:span text:style-name="Strong_20_Emphasis"><text:span text:style-name="T13">Регулярное обновление программного обеспечения:</text:span></text:span><text:span text:style-name="T13"> Устранение известных уязвимостей.</text:span></text:p>
            </text:list-item>
            <text:list-item>
              <text:p text:style-name="P11"><text:span text:style-name="Strong_20_Emphasis"><text:span text:style-name="T13">Шифрование данных в состоянии покоя и при передаче:</text:span></text:span><text:span text:style-name="T13"> Защита конфиденциальных данных.</text:span></text:p>
            </text:list-item>
            <text:list-item>
              <text:p text:style-name="P11"><text:span text:style-name="Strong_20_Emphasis"><text:span text:style-name="T13">Использование брандмауэров и систем обнаружения вторжений (IDS):</text:span></text:span><text:span text:style-name="T13"> Защита от сетевых атак.</text:span></text:p>
            </text:list-item>
            <text:list-item>
              <text:p text:style-name="P11"><text:span text:style-name="Strong_20_Emphasis"><text:span text:style-name="T13">Обучение персонала по вопросам безопасности:</text:span></text:span><text:span text:style-name="T13"> Повышение осведомленности о рисках и мерах предосторожности.</text:span></text:p>
            </text:list-item>
            <text:list-item>
              <text:p text:style-name="P11"><text:soft-page-break/><text:span text:style-name="Strong_20_Emphasis"><text:span text:style-name="T13">Внедрение безопасного процесса разработки (SDL):</text:span></text:span><text:span text:style-name="T13"> Включение безопасности на всех этапах разработки программного обеспечения.</text:span></text:p>
            </text:list-item>
          </text:list>
        </text:list-item>
        <text:list-item>
          <text:p text:style-name="P12"><text:span text:style-name="Strong_20_Emphasis"><text:span text:style-name="T13">Как можно адаптировать методы защиты в зависимости от типа программного обеспечения?</text:span></text:span></text:p>
          <text:list>
            <text:list-item>
              <text:p text:style-name="P11"><text:span text:style-name="Strong_20_Emphasis"><text:span text:style-name="T13">Веб-приложения:</text:span></text:span><text:span text:style-name="T13"> Защита от XSS, SQL-инъекций, CSRF и других веб-уязвимостей. Использование WAF (Web Application Firewall).</text:span></text:p>
            </text:list-item>
            <text:list-item>
              <text:p text:style-name="P11"><text:span text:style-name="Strong_20_Emphasis"><text:span text:style-name="T13">Мобильные приложения:</text:span></text:span><text:span text:style-name="T13"> Защита от реверс-инжиниринга, несанкционированного доступа к данным и вредоносного ПО. Использование обфускации кода, шифрования и проверки целостности.</text:span></text:p>
            </text:list-item>
            <text:list-item>
              <text:p text:style-name="P11"><text:span text:style-name="Strong_20_Emphasis"><text:span text:style-name="T13">Настольные приложения:</text:span></text:span><text:span text:style-name="T13"> Защита от реверс-инжиниринга, пиратства и модификации кода. Использование лицензирования, обфускации и защиты от отладки.</text:span></text:p>
            </text:list-item>
            <text:list-item>
              <text:p text:style-name="P11"><text:span text:style-name="Strong_20_Emphasis"><text:span text:style-name="T13">Встроенные системы:</text:span></text:span><text:span text:style-name="T13"> Защита от физических атак, несанкционированного доступа и манипулирования данными. Использование аппаратных средств защиты, шифрования и безопасной загрузки.</text:span></text:p>
            </text:list-item>
            <text:list-item>
              <text:p text:style-name="P11"><text:span text:style-name="Strong_20_Emphasis"><text:span text:style-name="T13">Программное обеспечение с открытым исходным кодом:</text:span></text:span><text:span text:style-name="T13"> Важно убедиться, что используются актуальные и безопасные версии используемых библиотек. Проводить анализ кода на уязвимости.</text:span></text:p>
            </text:list-item>
          </text:list>
        </text:list-item>
        <text:list-item>
          <text:p text:style-name="P12"><text:span text:style-name="Strong_20_Emphasis"><text:span text:style-name="T13">Какие известные случаи взлома программного обеспечения демонстрируют недостатки защиты?</text:span></text:span></text:p>
          <text:list>
            <text:list-item>
              <text:p text:style-name="P11"><text:span text:style-name="Strong_20_Emphasis"><text:span text:style-name="T13">Взлом Equifax (2017):</text:span></text:span><text:span text:style-name="T13"> Эксплуатация уязвимости в Apache Struts привела к утечке данных 147 миллионов человек. Демонстрирует важность своевременного исправления уязвимостей.</text:span></text:p>
            </text:list-item>
            <text:list-item>
              <text:p text:style-name="P11"><text:span text:style-name="Strong_20_Emphasis"><text:span text:style-name="T13">Атака на SolarWinds (2020):</text:span></text:span><text:span text:style-name="T13"> Злоумышленники внедрили вредоносный код в программное обеспечение Orion, которое использовалось тысячами организаций. Демонстрирует риски, связанные с цепочкой поставок программного обеспечения.</text:span></text:p>
            </text:list-item>
            <text:list-item>
              <text:p text:style-name="P11"><text:span text:style-name="Strong_20_Emphasis"><text:span text:style-name="T13">Атака WannaCry (2017):</text:span></text:span><text:span text:style-name="T13"> Использование эксплойта EternalBlue, разработанного АНБ, для распространения программы-вымогателя. Демонстрирует риски, связанные с использованием украденных инструментов и уязвимостей нулевого дня.</text:span></text:p>
            </text:list-item>
          </text:list>
        </text:list-item>
        <text:list-item>
          <text:p text:style-name="P12"><text:span text:style-name="Strong_20_Emphasis"><text:span text:style-name="T13">Как современные технологии, такие как машинное обучение, могут улучшить защиту программ?</text:span></text:span></text:p>
          <text:list>
            <text:list-item>
              <text:p text:style-name="P11"><text:span text:style-name="Strong_20_Emphasis"><text:span text:style-name="T13">Обнаружение аномалий:</text:span></text:span><text:span text:style-name="T13"> ML может быть использовано для выявления необычного поведения программы, которое может указывать на атаку.</text:span></text:p>
            </text:list-item>
            <text:list-item>
              <text:p text:style-name="P11"><text:soft-page-break/><text:span text:style-name="Strong_20_Emphasis"><text:span text:style-name="T13">Анализ вредоносного ПО:</text:span></text:span><text:span text:style-name="T13"> ML может помочь в автоматическом анализе вредоносного ПО и выявлении новых угроз.</text:span></text:p>
            </text:list-item>
            <text:list-item>
              <text:p text:style-name="P11"><text:span text:style-name="Strong_20_Emphasis"><text:span text:style-name="T13">Улучшение аутентификации:</text:span></text:span><text:span text:style-name="T13"> ML может быть использовано для создания более надежных систем аутентификации, например, с использованием биометрических данных.</text:span></text:p>
            </text:list-item>
            <text:list-item>
              <text:p text:style-name="P11"><text:span text:style-name="Strong_20_Emphasis"><text:span text:style-name="T13">Автоматизированное тестирование на проникновение:</text:span></text:span><text:span text:style-name="T13"> ML может помочь в автоматизации процесса тестирования на проникновение и выявлении уязвимостей.</text:span></text:p>
            </text:list-item>
          </text:list>
        </text:list-item>
        <text:list-item>
          <text:p text:style-name="P12"><text:span text:style-name="Strong_20_Emphasis"><text:span text:style-name="T13">Какие существуют юридические аспекты защиты программного обеспечения?</text:span></text:span></text:p>
          <text:list>
            <text:list-item>
              <text:p text:style-name="P11"><text:span text:style-name="Strong_20_Emphasis"><text:span text:style-name="T13">Авторское право:</text:span></text:span><text:span text:style-name="T13"> Защищает исходный код и другие творческие произведения.</text:span></text:p>
            </text:list-item>
            <text:list-item>
              <text:p text:style-name="P11"><text:span text:style-name="Strong_20_Emphasis"><text:span text:style-name="T13">Патентное право:</text:span></text:span><text:span text:style-name="T13"> Защищает новые и неочевидные изобретения, связанные с программным обеспечением.</text:span></text:p>
            </text:list-item>
            <text:list-item>
              <text:p text:style-name="P11"><text:span text:style-name="Strong_20_Emphasis"><text:span text:style-name="T13">Торговые секреты:</text:span></text:span><text:span text:style-name="T13"> Защищают конфиденциальную информацию, которая дает конкурентное преимущество.</text:span></text:p>
            </text:list-item>
            <text:list-item>
              <text:p text:style-name="P11"><text:span text:style-name="Strong_20_Emphasis"><text:span text:style-name="T13">Лицензионные соглашения:</text:span></text:span><text:span text:style-name="T13"> Определяют условия использования программного обеспечения.</text:span></text:p>
            </text:list-item>
            <text:list-item>
              <text:p text:style-name="P11"><text:span text:style-name="Strong_20_Emphasis"><text:span text:style-name="T13">Законы о компьютерной преступности:</text:span></text:span><text:span text:style-name="T13"> Запрещают несанкционированный доступ к компьютерам и данным.</text:span></text:p>
            </text:list-item>
          </text:list>
        </text:list-item>
        <text:list-item>
          <text:p text:style-name="P12"><text:span text:style-name="Strong_20_Emphasis"><text:span text:style-name="T13">Какие новые тренды в защите программного обеспечения наблюдаются сегодня?</text:span></text:span></text:p>
          <text:list>
            <text:list-item>
              <text:p text:style-name="P11"><text:span text:style-name="Strong_20_Emphasis"><text:span text:style-name="T13">DevSecOps:</text:span></text:span><text:span text:style-name="T13"> Интеграция безопасности в процесс разработки программного обеспечения.</text:span></text:p>
            </text:list-item>
            <text:list-item>
              <text:p text:style-name="P11"><text:span text:style-name="Strong_20_Emphasis"><text:span text:style-name="T13">Zero Trust Security:</text:span></text:span><text:span text:style-name="T13"> Подход, основанный на принципе “никому не доверяй, всегда проверяй”.</text:span></text:p>
            </text:list-item>
            <text:list-item>
              <text:p text:style-name="P11"><text:span text:style-name="Strong_20_Emphasis"><text:span text:style-name="T13">Threat Intelligence:</text:span></text:span><text:span text:style-name="T13"> Сбор и анализ информации об угрозах для прогнозирования и предотвращения атак.</text:span></text:p>
            </text:list-item>
            <text:list-item>
              <text:p text:style-name="P11"><text:span text:style-name="Strong_20_Emphasis"><text:span text:style-name="T13">Runtime Application Self-Protection (RASP):</text:span></text:span><text:span text:style-name="T13"> Технология, которая защищает приложения во время их выполнения.</text:span></text:p>
            </text:list-item>
            <text:list-item>
              <text:p text:style-name="P11"><text:span text:style-name="Strong_20_Emphasis"><text:span text:style-name="T13">Использование контейнеров и микросервисной архитектуры:</text:span></text:span><text:span text:style-name="T13"> Упрощение управления безопасностью и изоляции приложений.</text:span></text:p>
            </text:list-item>
            <text:list-item>
              <text:p text:style-name="P11"><text:span text:style-name="Strong_20_Emphasis"><text:span text:style-name="T13">Secure by Design:</text:span></text:span><text:span text:style-name="T13"> Разработка программного обеспечения с учетом безопасности с самого начала.</text:span></text:p>
            </text:list-item>
          </text:list>
        </text:list-item>
        <text:list-item>
          <text:p text:style-name="P12"><text:span text:style-name="Strong_20_Emphasis"><text:span text:style-name="T13">Как развитие технологий влияет на методы защиты программ от реверс-инжиниринга?</text:span></text:span></text:p>
          <text:list>
            <text:list-item>
              <text:p text:style-name="P11"><text:soft-page-break/><text:span text:style-name="Strong_20_Emphasis"><text:span text:style-name="T13">Усложнение архитектуры:</text:span></text:span><text:span text:style-name="T13"> Переход к микросервисной архитектуре и распределенным системам усложняет реверс-инжиниринг, так как код разбросан по разным компонентам.</text:span></text:p>
            </text:list-item>
            <text:list-item>
              <text:p text:style-name="P11"><text:span text:style-name="Strong_20_Emphasis"><text:span text:style-name="T13">Использование облачных технологий:</text:span></text:span><text:span text:style-name="T13"> Облачные платформы предоставляют новые возможности для защиты программного обеспечения, такие как виртуализация и шифрование.</text:span></text:p>
            </text:list-item>
            <text:list-item>
              <text:p text:style-name="P11"><text:span text:style-name="Strong_20_Emphasis"><text:span text:style-name="T13">Развитие инструментов реверс-инжиниринга:</text:span></text:span><text:span text:style-name="T13"> Появление новых инструментов и методов реверс-инжиниринга требует постоянного совершенствования методов защиты.</text:span></text:p>
            </text:list-item>
            <text:list-item>
              <text:p text:style-name="P11"><text:span text:style-name="Strong_20_Emphasis"><text:span text:style-name="T13">Квантовые компьютеры:</text:span></text:span><text:span text:style-name="T13"> В будущем квантовые компьютеры могут взломать существующие криптографические алгоритмы, что потребует разработки новых методов защиты.</text:span></text:p>
            </text:list-item>
          </text:list>
        </text:list-item>
        <text:list-item>
          <text:p text:style-name="P12"><text:span text:style-name="Strong_20_Emphasis"><text:span text:style-name="T13">Какие уязвимости могут появиться с развитием IoT и AI в программном обеспечении?</text:span></text:span></text:p>
          <text:list>
            <text:list-item>
              <text:p text:style-name="P12"><text:span text:style-name="Strong_20_Emphasis"><text:span text:style-name="T13">IoT:</text:span></text:span></text:p>
              <text:list>
                <text:list-item>
                  <text:p text:style-name="P14">Слабая защита устройств: Многие IoT-устройства имеют слабые пароли, устаревшее программное обеспечение и недостаточную защиту от физического доступа.</text:p>
                </text:list-item>
                <text:list-item>
                  <text:p text:style-name="P14">Утечка данных: IoT-устройства часто собирают и передают конфиденциальные данные, которые могут быть перехвачены или украдены.</text:p>
                </text:list-item>
                <text:list-item>
                  <text:p text:style-name="P14">Атаки типа “отказ в обслуживании” (DDoS): IoT-устройства могут быть использованы для организации масштабных DDoS-атак.</text:p>
                </text:list-item>
                <text:list-item>
                  <text:p text:style-name="P14">Захват контроля над устройствами: Злоумышленники могут получить контроль над IoT-устройствами и использовать их для выполнения вредоносных действий.</text:p>
                </text:list-item>
              </text:list>
            </text:list-item>
            <text:list-item>
              <text:p text:style-name="P12"><text:span text:style-name="Strong_20_Emphasis"><text:span text:style-name="T13">AI:</text:span></text:span></text:p>
              <text:list>
                <text:list-item>
                  <text:p text:style-name="P14">Атаки на данные: Злоумышленники могут манипулировать данными, используемыми для обучения AI-моделей, чтобы повлиять на их поведение.</text:p>
                </text:list-item>
                <text:list-item>
                  <text:p text:style-name="P14">Уязвимости в моделях: AI-модели могут быть уязвимы к атакам, которые позволяют злоумышленникам получить доступ к конфиденциальной информации или изменить поведение модели.</text:p>
                </text:list-item>
                <text:list-item>
                  <text:p text:style-name="P14">Кража моделей: AI-модели могут быть украдены и использованы в коммерческих целях без разрешения.</text:p>
                </text:list-item>
                <text:list-item>
                  <text:p text:style-name="P15"><text:soft-page-break/>Недостаточная прозрачность: Сложность AI-моделей может затруднять понимание их работы и выявление уязвимостей.</text:p>
                </text:list-item>
              </text:list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Iosevka Term SS03" fo:font-family="'Iosevka Term SS03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Iosevka Term SS03" style:font-family-complex="'Iosevka Term SS03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15:41:34.683834106</meta:creation-date>
    <dc:date>2025-06-06T15:42:31.429005670</dc:date>
    <meta:editing-duration>PT57S</meta:editing-duration>
    <meta:editing-cycles>1</meta:editing-cycles>
    <meta:document-statistic meta:table-count="0" meta:image-count="0" meta:object-count="0" meta:page-count="12" meta:paragraph-count="191" meta:word-count="2181" meta:character-count="17837" meta:non-whitespace-character-count="15888"/>
    <meta:generator>LibreOffice/7.6.4.1$Linux_X86_64 LibreOffice_project/60$Build-1</meta:generator>
  </office:meta>
</office:document-meta>
</file>